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8pt" style:text-underline-style="none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line-height="200%"/>
      <style:text-properties style:font-name="Liberation Serif" fo:font-size="8pt" style:text-underline-style="none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Liberation Serif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text-properties style:font-name="Liberation Serif"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P5" style:family="paragraph" style:parent-style-name="Standard">
      <style:text-properties style:font-name="Liberation Serif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P6" style:family="paragraph" style:parent-style-name="Standard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Liberation Serif" fo:font-size="10pt" style:text-underline-style="none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Nimbus Mono L" fo:font-size="8pt" style:text-underline-style="none" fo:font-weight="normal" style:font-size-asian="8pt" style:font-weight-asian="normal" style:font-size-complex="8pt" style:font-weight-complex="normal"/>
    </style:style>
    <style:style style:name="P10" style:family="paragraph" style:parent-style-name="Standard">
      <style:text-properties style:font-name="Nimbus Mono L" fo:font-size="8pt" fo:font-weight="normal" style:font-size-asian="8pt" style:font-weight-asian="normal" style:font-size-complex="8pt" style:font-weight-complex="normal"/>
    </style:style>
    <style:style style:name="P11" style:family="paragraph" style:parent-style-name="Standard" style:list-style-name="L1">
      <style:paragraph-properties fo:line-height="200%" style:writing-mode="lr-tb"/>
      <style:text-properties style:text-position="0% 100%" style:font-name="Liberation Serif" fo:font-size="8pt" style:text-underline-style="none" fo:font-weight="normal" style:font-size-asian="8pt" style:font-weight-asian="normal" style:font-size-complex="8pt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Liberation Serif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NO: 24</text:p>
      <text:p text:style-name="P1">Date <text:s/>: 02.03.2011</text:p>
      <text:p text:style-name="P1"/>
      <text:p text:style-name="P7">AIM:</text:p>
      <text:p text:style-name="P8"><text:tab/></text:p>
      <text:p text:style-name="P8"><text:tab/>Copy a file in another file.</text:p>
      <text:p text:style-name="P1"><text:line-break/></text:p>
      <text:p text:style-name="P7"><text:bookmark-start text:name="__DdeLink__676_2058507239"/>ALGORITHM:<text:bookmark-end text:name="__DdeLink__676_2058507239"/></text:p>
      <text:p text:style-name="P4"/>
      <text:p text:style-name="P3"><text:tab/>The following function takes as input two filenames 'src' and 'dest'. Then copies src in dest.</text:p>
      <text:p text:style-name="P5">copy_file(src,dest)</text:p>
      <text:p text:style-name="P5">{</text:p>
      <text:p text:style-name="P5"><text:tab/>openfile(src)<text:tab/><text:tab/><text:tab/><text:tab/><text:tab/>/* openfile() opens a file */</text:p>
      <text:p text:style-name="P5"><text:tab/><text:span text:style-name="T2">openfile(dest)<text:tab/><text:tab/><text:tab/><text:tab/><text:tab/></text:span></text:p>
      <text:p text:style-name="P5"><text:tab/>while((c=get_character(src))≠End of line)<text:tab/><text:tab/><text:tab/><text:span text:style-name="T1">/* get_charcter() returns a character from a file */</text:span></text:p>
      <text:p text:style-name="P5"><text:tab/><text:tab/>put charcter 'c' in 'dest'</text:p>
      <text:p text:style-name="P5"><text:span text:style-name="T2"><text:tab/>closefile(src)<text:tab/></text:span><text:tab/><text:tab/><text:tab/><text:tab/><text:span text:style-name="T1">/* closefile() closes a file */</text:span></text:p>
      <text:p text:style-name="P3"><text:tab/>closefile(dest)</text:p>
      <text:p text:style-name="P5">}</text:p>
      <text:p text:style-name="P5"/>
      <text:p text:style-name="P3"/>
      <text:p text:style-name="P7">PROGRAM:</text:p>
      <text:p text:style-name="P10"/>
      <text:p text:style-name="P6">copyfile.c</text:p>
      <text:p text:style-name="P6"/>
      <text:p text:style-name="P9">/* Date<text:tab/><text:tab/>:<text:tab/>2.3.2011</text:p>
      <text:p text:style-name="P9"><text:s/>* Author <text:tab/>:<text:tab/>Rakesh Malik</text:p>
      <text:p text:style-name="P9"><text:s/>* Subject<text:tab/>:<text:tab/>Copy a file to another file</text:p>
      <text:p text:style-name="P9"><text:s/>* Assignment<text:tab/>:<text:tab/>24</text:p>
      <text:p text:style-name="P9"><text:s/>*/</text:p>
      <text:p text:style-name="P9"/>
      <text:p text:style-name="P9">#include &lt;stdio.h&gt;</text:p>
      <text:p text:style-name="P9"/>
      <text:p text:style-name="P9">int main(int argc,char *argv[])</text:p>
      <text:p text:style-name="P9">{</text:p>
      <text:p text:style-name="P9"><text:tab/>FILE *src,*dest;</text:p>
      <text:p text:style-name="P9"><text:tab/>char buf;</text:p>
      <text:p text:style-name="P9"><text:tab/>if((src=fopen(argv[1],"r"))==NULL)</text:p>
      <text:p text:style-name="P9"><text:tab/><text:tab/>fprintf(stderr,"ERROR : File %s read error\n",argv[1]);</text:p>
      <text:p text:style-name="P9"><text:tab/>if((dest=fopen(argv[2],"w"))==NULL)</text:p>
      <text:p text:style-name="P9"><text:tab/><text:tab/>fprintf(stderr,"ERROR : File %s write error\n",argv[2]);</text:p>
      <text:p text:style-name="P9"><text:tab/>while((buf=getc(src))!=EOF)</text:p>
      <text:p text:style-name="P9"><text:tab/><text:tab/>putc(buf,dest);</text:p>
      <text:p text:style-name="P9"><text:tab/>fclose(src);</text:p>
      <text:p text:style-name="P9"><text:tab/>fclose(dest);</text:p>
      <text:p text:style-name="P9">}</text:p>
      <text:p text:style-name="P9"/>
      <text:p text:style-name="P9"/>
      <text:p text:style-name="P7">OUTPUT:</text:p>
      <text:p text:style-name="P7"/>
      <text:p text:style-name="P9">[student@localhost 25. Copy File]$ cat abc</text:p>
      <text:p text:style-name="P9">abcdefghijkl</text:p>
      <text:p text:style-name="P9">mnopqrstuvwxyz</text:p>
      <text:p text:style-name="P9">1234567890</text:p>
      <text:p text:style-name="P9">[student@localhost 25. Copy File]$ ./copy abc xyz</text:p>
      <text:p text:style-name="P9">[student@localhost 25. Copy File]$ cat xyz</text:p>
      <text:p text:style-name="P9">abcdefghijkl</text:p>
      <text:p text:style-name="P9">mnopqrstuvwxyz</text:p>
      <text:p text:style-name="P9">1234567890</text:p>
      <text:p text:style-name="P9"/>
      <text:p text:style-name="P9"/>
      <text:p text:style-name="P7">DISCUSSION:</text:p>
      <text:p text:style-name="P2"/>
      <text:list xml:id="list1998349448" text:style-name="L1">
        <text:list-item>
          <text:list>
            <text:list-item>
              <text:list>
                <text:list-item>
                  <text:p text:style-name="P11">While implementing we have taken the name of the source file name and the destination filename as command line argument.</text:p>
                </text:list-item>
                <text:list-item>
                  <text:p text:style-name="P11">It is analogous to 'cp' command in UNIX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9T17:14:31</meta:creation-date>
    <meta:editing-duration>PT02H13M32S</meta:editing-duration>
    <meta:editing-cycles>86</meta:editing-cycles>
    <meta:generator>OpenOffice.org/3.2$Unix OpenOffice.org_project/320m12$Build-9483</meta:generator>
    <dc:date>2011-07-21T02:49:49</dc:date>
    <meta:document-statistic meta:table-count="0" meta:image-count="0" meta:object-count="0" meta:page-count="1" meta:paragraph-count="51" meta:word-count="178" meta:character-count="1302"/>
  </office:meta>
</office:document-meta>
</file>